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notes">
      <style:graphic-properties draw:fill-color="#ffffff" draw:auto-grow-height="true" fo:min-height="12.572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notes">
      <style:graphic-properties draw:fill-color="#ffffff" fo:min-height="12.572cm"/>
    </style:style>
    <style:style style:name="pr6" style:family="presentation" style:parent-style-name="midnightblue-title">
      <style:graphic-properties draw:auto-grow-height="true" fo:min-height="2.663cm"/>
    </style:style>
    <style:style style:name="pr7" style:family="presentation" style:parent-style-name="midnightblue-outline1">
      <style:graphic-properties fo:min-height="11.929cm"/>
    </style:style>
    <style:style style:name="P1" style:family="paragraph">
      <style:text-properties fo:color="#000000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6.3999996185303pt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color="#000000"/>
    </style:style>
    <style:style style:name="T2" style:family="text">
      <style:text-properties fo:font-size="24pt" style:font-size-asian="22pt" style:font-size-complex="24pt"/>
    </style:style>
    <style:style style:name="T3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1">
        <office:forms form:automatic-focus="false" form:apply-design-mode="false"/>
        <draw:frame presentation:style-name="pr1" draw:text-style-name="P1" draw:layer="layout" svg:width="25.199cm" svg:height="5.437cm" svg:x="1.4cm" svg:y="7.62cm" presentation:class="title" presentation:user-transformed="true">
          <draw:text-box>
            <text:p><text:span text:style-name="T1">Creating a game with Lua</text:span><text:span text:style-name="T1"><text:line-break/></text:span><text:span text:style-name="T1"><text:line-break/></text:span><text:span text:style-name="T1">Christian Baum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Why make a game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Hobby</text:p>
              </text:list-item>
              <text:list-item>
                <text:p>Money</text:p>
              </text:list-item>
              <text:list-item>
                <text:p>Educ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Common game development concepts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Graphics</text:p>
              </text:list-item>
              <text:list-item>
                <text:p>Animation</text:p>
              </text:list-item>
              <text:list-item>
                <text:p>Sound</text:p>
              </text:list-item>
              <text:list-item>
                <text:p>Music</text:p>
              </text:list-item>
              <text:list-item>
                <text:p>Game logic</text:p>
              </text:list-item>
              <text:list-item>
                <text:p>AI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Concepts of 2D graphics and animation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2D Tile map</text:p>
              </text:list-item>
              <text:list-item>
                <text:p>Animated sprite</text:p>
              </text:list-item>
              <text:list-item>
                <text:p>HU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Ways to get graphics and animations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Get graphics from a free library</text:p>
              </text:list-item>
              <text:list-item>
                <text:p>Make your own (Photoshop, Gimp, Krita, Aseprite, another tool)</text:p>
              </text:list-item>
              <text:list-item>
                <text:p>Contract ou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Ways to get Music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Free music</text:p>
              </text:list-item>
              <text:list-item>
                <text:p>Make your own : LMMS, FL-Studio, Famitracker, OpenMPT</text:p>
              </text:list-item>
              <text:list-item>
                <text:p>Contract ou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Ways to get sound effects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Use a free sound effect library</text:p>
              </text:list-item>
              <text:list-item>
                <text:p>Record your own</text:p>
              </text:list-item>
              <text:list-item>
                <text:p>Generate your own</text:p>
              </text:list-item>
              <text:list-item>
                <text:p>Sfx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1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Common game logic concepts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States</text:p>
              </text:list-item>
              <text:list-item>
                <text:p>The main loop</text:p>
              </text:list-item>
              <text:list-item>
                <text:p>Collis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1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Common AI techniques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Simple AI (some games)</text:p>
              </text:list-item>
              <text:list-item>
                <text:p>Flowchart AI (most games)</text:p>
              </text:list-item>
              <text:list-item>
                <text:p>Neural Network A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1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Tips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It’s easier to prevent something than to reverse i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1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What is Lua?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It is a scripting language</text:p>
              </text:list-item>
              <text:list-item>
                <text:p>It is dynamically typed</text:p>
              </text:list-item>
              <text:list-item>
                <text:p>It can run interpreted or bytecode</text:p>
              </text:list-item>
              <text:list-item>
                <text:p>It has a lot in common with JavaScript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1T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Why Lua?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’s extremely fast</text:p>
              </text:list-item>
              <text:list-item>
                <text:p>It builds on any platform with an ANSI C compiler</text:p>
              </text:list-item>
              <text:list-item>
                <text:p>It’s small (182k interpreter</text:p>
              </text:list-item>
              <text:list-item>
                <text:p>It pairs with C</text:p>
              </text:list-item>
              <text:list-item>
                <text:p>It’s under the MIT licens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1T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History of Lua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Developed in 1993 for the Brazillian oil rig company PETROBRAS</text:p>
              </text:list-item>
              <text:list-item>
                <text:p>Developed by TeCGraf to be a configuration language</text:p>
              </text:list-item>
              <text:list-item>
                <text:p>Lua 1.1 had a restrictive license, but it is under the MIT license now</text:p>
              </text:list-item>
              <text:list-item>
                <text:p>Used by embedded systems, video game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1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What sets Lua’s syntax apart from other languages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Functions can return multiple values</text:p>
              </text:list-item>
              <text:list-item>
                <text:p>Lua supports tail call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1T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Popular games that use Lua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World of Warcraft</text:p>
              </text:list-item>
              <text:list-item>
                <text:p>Angry Birds</text:p>
              </text:list-item>
              <text:list-item>
                <text:p>Dark Souls</text:p>
              </text:list-item>
              <text:list-item>
                <text:p>Metal Gear Solid V</text:p>
              </text:list-item>
              <text:list-item>
                <text:p>...way too many to list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1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Non-video game examples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Embedded systems (Oli, robotics, Kindle Touch)</text:p>
              </text:list-item>
              <text:list-item>
                <text:p>Adobe Lightroom</text:p>
              </text:list-item>
              <text:list-item>
                <text:p>Apach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1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Lua’s paradigm is...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There is none; it was meant to be a secondary language.</text:p>
              </text:list-item>
              <text:list-item>
                <text:p>It can be object-oriented</text:p>
              </text:list-item>
              <text:list-item>
                <text:p>It can be functional</text:p>
              </text:list-item>
              <text:list-item>
                <text:p>Every function/method can be overridden, save for reserved keywords:<text:span text:style-name="T2"> and, break, do, else, elseif, end, false, for, function, if, in, local, nil, not, or, repeat, return, then, true, until, while</text:span> 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1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Lua’s syntax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header>
                <text:p>print(“Hello world!”)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1T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Lua’s data structure: The table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able methods</text:p>
              </text:list-item>
              <text:list-item>
                <text:p>Table uses: unordered/ordered list,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1T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Introducing, the metatable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Metamethod</text:p>
              </text:list-item>
              <text:list-item>
                <text:p>Overloading table functionality</text:p>
              </text:list-item>
              <text:list-item>
                <text:p>Metatables for OOP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1T1">
        <office:forms form:automatic-focus="false" form:apply-design-mode="false"/>
        <draw:frame presentation:style-name="pr3" draw:layer="layout" svg:width="26cm" svg:height="2.663cm" svg:x="1cm" svg:y="0.837cm" presentation:class="title" presentation:placeholder="true">
          <draw:text-box/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Meta methods: __index, __newindex, __mode, __call, __metatable, __len, __gc</text:p>
              </text:list-item>
              <text:list-item>
                <text:p>Math operators: __unm, <text:span text:style-name="T3">__add, __subb, __mul, __div, __mod, __pow, __concat</text:span></text:p>
              </text:list-item>
              <text:list-item>
                <text:p><text:span text:style-name="T3">Comparison: __eq, __lt, __le</text:span></text:p>
              </text:list-item>
              <text:list-item>
                <text:p><text:span text:style-name="T3">Greater than is lt and le reversed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1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Object-oriented video game programming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Everything is an object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1T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Why Love2D?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It is free and open source under the permissive MIT license</text:p>
              </text:list-item>
              <text:list-item>
                <text:p>It is easy to use</text:p>
              </text:list-item>
              <text:list-item>
                <text:p>It is ported across many device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midnightblue" presentation:presentation-page-layout-name="AL1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What can Love2D do?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It provides a Lua wrapper for many C functions</text:p>
              </text:list-item>
              <text:list-item>
                <text:p>Provides a competent set of image functions</text:p>
              </text:list-item>
              <text:list-item>
                <text:p>Plays very many types of music and sound effects</text:p>
              </text:list-item>
              <text:list-item>
                <text:p>Box2D</text:p>
              </text:list-item>
              <text:list-item>
                <text:p>Shade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midnightblue" presentation:presentation-page-layout-name="AL1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The end</text:p>
          </draw:text-box>
        </draw:frame>
        <draw:frame presentation:style-name="pr4" draw:layer="layout" svg:width="26cm" svg:height="14cm" svg:x="1cm" svg:y="5.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Nirmala UI" style:font-family-complex="'Nirmala U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Nirmala UI" style:font-family-complex="'Nirmala U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Nirmala UI" style:font-family-complex="'Nirmala U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Nirmala UI" style:font-family-complex="'Nirmala U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Nirmala UI" style:font-family-complex="'Nirmala U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3.9000015258789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9T00:32:11.995936052</meta:creation-date>
    <dc:date>2016-04-23T14:23:11.874693134</dc:date>
    <meta:editing-duration>P1DT3H19M25S</meta:editing-duration>
    <meta:editing-cycles>7</meta:editing-cycles>
    <meta:generator>LibreOffice/5.1.2.2.0$Linux_X86_64 LibreOffice_project/10m0$Build-2</meta:generator>
    <meta:document-statistic meta:object-count="134"/>
  </office:meta>
</office:document-meta>
</file>